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4.792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4.138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5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os h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Experimento – Arquitetura</text:p>
          </table:table-cell>
          <table:table-cell table:style-name="ce1" office:value-type="string" calcext:value-type="string">
            <text:p>Acurácia (%)</text:p>
          </table:table-cell>
          <table:table-cell table:style-name="ce1" office:value-type="string" calcext:value-type="string">
            <text:p>F1-score </text:p>
          </table:table-cell>
          <table:table-cell table:style-name="ce1" office:value-type="string" calcext:value-type="string">
            <text:p>Precisão </text:p>
          </table:table-cell>
          <table:table-cell table:style-name="ce1" office:value-type="string" calcext:value-type="string">
            <text:p>Sensibilidade</text:p>
          </table:table-cell>
          <table:table-cell table:style-name="ce1" office:value-type="string" calcext:value-type="string">
            <text:p>f1-calc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float" office:value="86.63" calcext:value-type="float">
            <text:p>86,63</text:p>
          </table:table-cell>
          <table:table-cell office:value-type="float" office:value="0.8709" calcext:value-type="float">
            <text:p>0,8709</text:p>
          </table:table-cell>
          <table:table-cell office:value-type="float" office:value="0.86096" calcext:value-type="float">
            <text:p>0,86096</text:p>
          </table:table-cell>
          <table:table-cell office:value-type="float" office:value="0.88136" calcext:value-type="float">
            <text:p>0,88136</text:p>
          </table:table-cell>
          <table:table-cell table:formula="of:=2/((1/[.E6]) + (1/[.F6]))" office:value-type="float" office:value="0.871040573029065" calcext:value-type="float">
            <text:p>0,871040573029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office:value-type="float" office:value="86.734" calcext:value-type="float">
            <text:p>86,734</text:p>
          </table:table-cell>
          <table:table-cell office:value-type="float" office:value="0.87084" calcext:value-type="float">
            <text:p>0,87084</text:p>
          </table:table-cell>
          <table:table-cell office:value-type="float" office:value="0.87384" calcext:value-type="float">
            <text:p>0,87384</text:p>
          </table:table-cell>
          <table:table-cell office:value-type="float" office:value="0.86842" calcext:value-type="float">
            <text:p>0,86842</text:p>
          </table:table-cell>
          <table:table-cell table:formula="of:=2/((1/[.E7]) + (1/[.F7]))" office:value-type="float" office:value="0.871121569455764" calcext:value-type="float">
            <text:p>0,871121569455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6</text:p>
          </table:table-cell>
          <table:table-cell office:value-type="float" office:value="87.243" calcext:value-type="float">
            <text:p>87,243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86746" calcext:value-type="float">
            <text:p>0,86746</text:p>
          </table:table-cell>
          <table:table-cell office:value-type="float" office:value="0.88399" calcext:value-type="float">
            <text:p>0,88399</text:p>
          </table:table-cell>
          <table:table-cell table:formula="of:=2/((1/[.E8]) + (1/[.F8]))" office:value-type="float" office:value="0.875646995803477" calcext:value-type="float">
            <text:p>0,8756469958034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9</text:p>
          </table:table-cell>
          <table:table-cell office:value-type="float" office:value="86.424" calcext:value-type="float">
            <text:p>86,424</text:p>
          </table:table-cell>
          <table:table-cell table:number-columns-repeated="2" office:value-type="float" office:value="0.86572" calcext:value-type="float">
            <text:p>0,86572</text:p>
          </table:table-cell>
          <table:table-cell office:value-type="float" office:value="0.86606" calcext:value-type="float">
            <text:p>0,86606</text:p>
          </table:table-cell>
          <table:table-cell table:formula="of:=2/((1/[.E9]) + (1/[.F9]))" office:value-type="float" office:value="0.865889966623936" calcext:value-type="float">
            <text:p>0,865889966623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</text:p>
          </table:table-cell>
          <table:table-cell office:value-type="float" office:value="86.9857" calcext:value-type="float">
            <text:p>86,9857</text:p>
          </table:table-cell>
          <table:table-cell office:value-type="float" office:value="0.872971" calcext:value-type="float">
            <text:p>0,872971</text:p>
          </table:table-cell>
          <table:table-cell office:value-type="float" office:value="0.867571" calcext:value-type="float">
            <text:p>0,867571</text:p>
          </table:table-cell>
          <table:table-cell office:value-type="float" office:value="0.8791" calcext:value-type="float">
            <text:p>0,8791</text:p>
          </table:table-cell>
          <table:table-cell table:formula="of:=2/((1/[.E10]) + (1/[.F10]))" office:value-type="float" office:value="0.87329745109411" calcext:value-type="float">
            <text:p>0,87329745109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W6</text:p>
          </table:table-cell>
          <table:table-cell office:value-type="float" office:value="86.967" calcext:value-type="float">
            <text:p>86,967</text:p>
          </table:table-cell>
          <table:table-cell office:value-type="float" office:value="0.87502" calcext:value-type="float">
            <text:p>0,87502</text:p>
          </table:table-cell>
          <table:table-cell office:value-type="float" office:value="0.86239" calcext:value-type="float">
            <text:p>0,86239</text:p>
          </table:table-cell>
          <table:table-cell office:value-type="float" office:value="0.88834" calcext:value-type="float">
            <text:p>0,88834</text:p>
          </table:table-cell>
          <table:table-cell table:formula="of:=2/((1/[.E11]) + (1/[.F11]))" office:value-type="float" office:value="0.875172679510833" calcext:value-type="float">
            <text:p>0,8751726795108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W6W9</text:p>
          </table:table-cell>
          <table:table-cell office:value-type="float" office:value="87.328" calcext:value-type="float">
            <text:p>87,328</text:p>
          </table:table-cell>
          <table:table-cell office:value-type="float" office:value="0.87714" calcext:value-type="float">
            <text:p>0,87714</text:p>
          </table:table-cell>
          <table:table-cell office:value-type="float" office:value="0.87319" calcext:value-type="float">
            <text:p>0,87319</text:p>
          </table:table-cell>
          <table:table-cell office:value-type="float" office:value="0.88161" calcext:value-type="float">
            <text:p>0,88161</text:p>
          </table:table-cell>
          <table:table-cell table:formula="of:=2/((1/[.E12]) + (1/[.F12]))" office:value-type="float" office:value="0.877379799293367" calcext:value-type="float">
            <text:p>0,87737979929336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úmero de segmentos</text:p>
          </table:table-cell>
          <table:table-cell table:style-name="ce1" office:value-type="string" calcext:value-type="string">
            <text:p>Memória alocada (MB)</text:p>
          </table:table-cell>
          <table:table-cell table:style-name="ce1" office:value-type="string" calcext:value-type="string">
            <text:p>Tempo médio por época (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5.28" calcext:value-type="float">
            <text:p>485,28</text:p>
          </table:table-cell>
          <table:table-cell office:value-type="float" office:value="23.7" calcext:value-type="float">
            <text:p>23,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0.41" calcext:value-type="float">
            <text:p>500,41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11.72" calcext:value-type="float">
            <text:p>511,72</text:p>
          </table:table-cell>
          <table:table-cell office:value-type="float" office:value="50.555" calcext:value-type="float">
            <text:p>50,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0.56" calcext:value-type="float">
            <text:p>520,56</text:p>
          </table:table-cell>
          <table:table-cell office:value-type="float" office:value="63.674" calcext:value-type="float">
            <text:p>63,674</text:p>
          </table:table-cell>
          <table:table-cell table:number-columns-repeated="4"/>
        </table:table-row>
      </table:table>
      <table:table table:name="experimentos h4a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Experimento – Arquitetura</text:p>
          </table:table-cell>
          <table:table-cell table:style-name="ce1" office:value-type="string" calcext:value-type="string">
            <text:p>Acurácia (%)</text:p>
          </table:table-cell>
          <table:table-cell table:style-name="ce1" office:value-type="string" calcext:value-type="string">
            <text:p>F1-score </text:p>
          </table:table-cell>
          <table:table-cell table:style-name="ce1" office:value-type="string" calcext:value-type="string">
            <text:p>Precisão </text:p>
          </table:table-cell>
          <table:table-cell table:style-name="ce1" office:value-type="string" calcext:value-type="string">
            <text:p>Sensibilidade</text:p>
          </table:table-cell>
          <table:table-cell table:style-name="ce1" office:value-type="string" calcext:value-type="string">
            <text:p>f1-calc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float" office:value="66.648" calcext:value-type="float">
            <text:p>66,648</text:p>
          </table:table-cell>
          <table:table-cell office:value-type="float" office:value="0.66858" calcext:value-type="float">
            <text:p>0,66858</text:p>
          </table:table-cell>
          <table:table-cell office:value-type="float" office:value="0.66728" calcext:value-type="float">
            <text:p>0,66728</text:p>
          </table:table-cell>
          <table:table-cell office:value-type="float" office:value="0.67194" calcext:value-type="float">
            <text:p>0,67194</text:p>
          </table:table-cell>
          <table:table-cell table:formula="of:= 2/((1/[.E6]) + (1/[.F6]))" office:value-type="float" office:value="0.669601892444856" calcext:value-type="float">
            <text:p>0,6696018924448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3</text:p>
          </table:table-cell>
          <table:table-cell office:value-type="float" office:value="67.435" calcext:value-type="float">
            <text:p>67,435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7916666666667" calcext:value-type="float">
            <text:p>0,667916666666667</text:p>
          </table:table-cell>
          <table:table-cell office:value-type="float" office:value="0.683483333333333" calcext:value-type="float">
            <text:p>0,683483333333333</text:p>
          </table:table-cell>
          <table:table-cell table:formula="of:= 2/((1/[.E7]) + (1/[.F7]))" office:value-type="float" office:value="0.67561034441649" calcext:value-type="float">
            <text:p>0,675610344416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6</text:p>
          </table:table-cell>
          <table:table-cell office:value-type="float" office:value="68.215" calcext:value-type="float">
            <text:p>68,215</text:p>
          </table:table-cell>
          <table:table-cell office:value-type="float" office:value="0.68077" calcext:value-type="float">
            <text:p>0,68077</text:p>
          </table:table-cell>
          <table:table-cell office:value-type="float" office:value="0.68557" calcext:value-type="float">
            <text:p>0,68557</text:p>
          </table:table-cell>
          <table:table-cell office:value-type="float" office:value="0.67891" calcext:value-type="float">
            <text:p>0,67891</text:p>
          </table:table-cell>
          <table:table-cell table:formula="of:= 2/((1/[.E8]) + (1/[.F8]))" office:value-type="float" office:value="0.6822237463356" calcext:value-type="float">
            <text:p>0,68222374633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9</text:p>
          </table:table-cell>
          <table:table-cell office:value-type="float" office:value="67.6733333333333" calcext:value-type="float">
            <text:p>67,6733333333333</text:p>
          </table:table-cell>
          <table:table-cell office:value-type="float" office:value="0.667666666666667" calcext:value-type="float">
            <text:p>0,667666666666667</text:p>
          </table:table-cell>
          <table:table-cell office:value-type="float" office:value="0.683366666666667" calcext:value-type="float">
            <text:p>0,683366666666667</text:p>
          </table:table-cell>
          <table:table-cell office:value-type="float" office:value="0.653116666666667" calcext:value-type="float">
            <text:p>0,653116666666667</text:p>
          </table:table-cell>
          <table:table-cell table:formula="of:= 2/((1/[.E9]) + (1/[.F9]))" office:value-type="float" office:value="0.667899327006614" calcext:value-type="float">
            <text:p>0,6678993270066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</text:p>
          </table:table-cell>
          <table:table-cell office:value-type="float" office:value="67.734" calcext:value-type="float">
            <text:p>67,734</text:p>
          </table:table-cell>
          <table:table-cell office:value-type="float" office:value="0.67625" calcext:value-type="float">
            <text:p>0,67625</text:p>
          </table:table-cell>
          <table:table-cell office:value-type="float" office:value="0.6839" calcext:value-type="float">
            <text:p>0,6839</text:p>
          </table:table-cell>
          <table:table-cell office:value-type="float" office:value="0.67059" calcext:value-type="float">
            <text:p>0,67059</text:p>
          </table:table-cell>
          <table:table-cell table:formula="of:= 2/((1/[.E10]) + (1/[.F10]))" office:value-type="float" office:value="0.677179604131444" calcext:value-type="float">
            <text:p>0,677179604131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W6</text:p>
          </table:table-cell>
          <table:table-cell office:value-type="float" office:value="68.572" calcext:value-type="float">
            <text:p>68,572</text:p>
          </table:table-cell>
          <table:table-cell office:value-type="float" office:value="0.68566" calcext:value-type="float">
            <text:p>0,68566</text:p>
          </table:table-cell>
          <table:table-cell office:value-type="float" office:value="0.68827" calcext:value-type="float">
            <text:p>0,68827</text:p>
          </table:table-cell>
          <table:table-cell office:value-type="float" office:value="0.68457" calcext:value-type="float">
            <text:p>0,68457</text:p>
          </table:table-cell>
          <table:table-cell table:formula="of:= 2/((1/[.E11]) + (1/[.F11]))" office:value-type="float" office:value="0.686415013985607" calcext:value-type="float">
            <text:p>0,6864150139856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1W3W6W9</text:p>
          </table:table-cell>
          <table:table-cell office:value-type="float" office:value="68.357" calcext:value-type="float">
            <text:p>68,357</text:p>
          </table:table-cell>
          <table:table-cell office:value-type="float" office:value="0.67784" calcext:value-type="float">
            <text:p>0,6778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695" calcext:value-type="float">
            <text:p>0,6695</text:p>
          </table:table-cell>
          <table:table-cell table:formula="of:= 2/((1/[.E12]) + (1/[.F12]))" office:value-type="float" office:value="0.678380619012528" calcext:value-type="float">
            <text:p>0,67838061901252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úmero de segmentos</text:p>
          </table:table-cell>
          <table:table-cell table:style-name="ce1" office:value-type="string" calcext:value-type="string">
            <text:p>Memória alocada (MB)</text:p>
          </table:table-cell>
          <table:table-cell table:style-name="ce1" office:value-type="string" calcext:value-type="string">
            <text:p>Tempo médio por época (s)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27.99" calcext:value-type="float">
            <text:p>927,99</text:p>
          </table:table-cell>
          <table:table-cell office:value-type="float" office:value="43.333" calcext:value-type="float">
            <text:p>43,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40.74" calcext:value-type="float">
            <text:p>940,74</text:p>
          </table:table-cell>
          <table:table-cell office:value-type="float" office:value="75.333" calcext:value-type="float">
            <text:p>75,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53.53" calcext:value-type="float">
            <text:p>953,53</text:p>
          </table:table-cell>
          <table:table-cell office:value-type="float" office:value="89.8" calcext:value-type="float">
            <text:p>89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965.97" calcext:value-type="float">
            <text:p>965,97</text:p>
          </table:table-cell>
          <table:table-cell office:value-type="float" office:value="116.416" calcext:value-type="float">
            <text:p>116,4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2:03:57.0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8-17T16:21:44.199000000</meta:creation-date>
    <dc:date>2024-10-09T13:48:43.960000000</dc:date>
    <meta:editing-duration>PT5H18M37S</meta:editing-duration>
    <meta:editing-cycles>9</meta:editing-cycles>
    <meta:generator>LibreOffice/6.4.0.3$Windows_X86_64 LibreOffice_project/b0a288ab3d2d4774cb44b62f04d5d28733ac6df8</meta:generator>
    <meta:document-statistic meta:table-count="2" meta:cell-count="126" meta:object-count="0"/>
  </office:meta>
</office:document-meta>
</file>